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4">
            <text:p>24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2-12-22_07-41-53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7" office:value-type="string">
            <text:p>2022-12-22_02-21-27_000.jpg</text:p>
          </table:table-cell>
          <table:table-cell table:style-name="ce26" office:value-type="string">
            <text:p>:m :PHOTO 寝た時刻 / 2022 / オナニー、未了、duration=1.5?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1.5?時間ぐらい,other=~">
            <text:p>:m :PHOTO 寝た時刻 / 2022 / オナニー、未了、duration=1.5?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2-12-21_17-57-53_000.jpg</text:p>
          </table:table-cell>
          <table:table-cell table:style-name="ce26" office:value-type="string">
            <text:p>:m #*# / memo:other(m:other) / topic=習字, about=~,other=~,id=~,content=流;荷;磁;界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~,other=~,id=~,content=流;荷;磁;界;">
            <text:p>:m #*# / memo:other(m:other) / topic=習字, about=~,other=~,id=~,content=流;荷;磁;界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2-12-21_15-25-50_000.jpg</text:p>
          </table:table-cell>
          <table:table-cell table:style-name="ce19" office:value-type="string">
            <text:p>:m #*# / memo:other(m:other) / topic=習字, about=~,other=~,id=~,content=粒;軌;道;針;等;読r;続;書r;家r;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2-12-21_21-23-33_000.jpg</text:p>
          </table:table-cell>
          <table:table-cell table:style-name="ce26" office:value-type="string">
            <text:p>:m other / 記録　文書：手順 / subject=調理：冬至の日の料理,content=小豆粥；かぼちゃ煮,other=</text:p>
          </table:table-cell>
          <table:table-cell table:style-name="ce27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other / 記録　文書：手順 / subject=調理：冬至の日の料理,content=小豆粥；かぼちゃ煮,other=">
            <text:p>:m other / 記録　文書：手順 / subject=調理：冬至の日の料理,content=小豆粥；かぼちゃ煮,other=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2-12-21_13-41-3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2-12-21_21-30-4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7" office:value-type="string">
            <text:p>2022-12-22_11-09-59_000.jpg</text:p>
          </table:table-cell>
          <table:table-cell table:style-name="ce26" office:value-type="string">
            <text:p>:m 保管場所 / what=ヘッドライト：頭に付けるもの：２点 / location=東側 可動棚：上から１段目：ダンボール箱,expire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保管場所 / what=ヘッドライト：頭に付けるもの：２点 / location=東側 可動棚：上から１段目：ダンボール箱,expire=~,other=~">
            <text:p>:m 保管場所 / what=ヘッドライト：頭に付けるもの：２点 / location=東側 可動棚：上から１段目：ダンボール箱,expire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12-21_10-15-14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,id=2022-12-19_00-31-25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３日目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,id=2022-12-19_00-31-25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2-21_10-15-45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,id=2022-12-19_00-31-25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３日目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,id=2022-12-19_00-31-25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7">
            <text:p>17</text:p>
          </table:table-cell>
          <table:table-cell table:style-name="ce18" office:value-type="string">
            <text:p>2022-12-22_00-48-32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8" office:value-type="string">
            <text:p>2022-12-22_00-48-42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7" office:value-type="string">
            <text:p>2022-12-22_00-48-59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7" office:value-type="string">
            <text:p>2022-12-22_00-49-20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３日目、夜中,id=2022-12-19_00-31-25_000.jpg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7" office:value-type="string">
            <text:p>2022-12-22_07-53-1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2-21_10-17-39_000.mp4</text:p>
          </table:table-cell>
          <table:table-cell table:style-name="ce26" office:value-type="string">
            <text:p>:VIDEO / 記録 / topic=経過記録：焼酎漬け：混合 / content=混合を作って、３日目。沈殿物の様子。瓶を傾けてみる。,for=~,file-id=2022-12-19_00-31-25_000.jpg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VIDEO / 記録 / topic=経過記録：焼酎漬け：混合 / content=混合を作って、３日目。沈殿物の様子。瓶を傾けてみる。,for=~,file-id=2022-12-19_00-31-25_000.jpg,other=~">
            <text:p>:VIDEO / 記録 / topic=経過記録：焼酎漬け：混合 / content=混合を作って、３日目。沈殿物の様子。瓶を傾けてみる。,for=~,file-id=2022-12-19_00-31-25_000.jpg,other=~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8" office:value-type="string">
            <text:p>2022-12-21_11-43-14_000.jpg</text:p>
          </table:table-cell>
          <table:table-cell table:style-name="ce26" office:value-type="string">
            <text:p>:m 1*1 RES / free / res-id=2H7S / theme=結晶格子：結晶間の距離 / genre=chimiya:obshshaya,content=~ / session-number=~ / doc=~,other=rev+;found+; / N+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1*1 RES / free / res-id=2H7S / theme=結晶格子：結晶間の距離 / genre=chimiya:obshshaya,content=~ / session-number=~ / doc=~,other=rev+;found+; / N+">
            <text:p>:m 1*1 RES / free / res-id=2H7S / theme=結晶格子：結晶間の距離 / genre=chimiya:obshshaya,content=~ / session-number=~ / doc=~,other=rev+;found+; / N+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12-21_15-07-55_000.jpg</text:p>
          </table:table-cell>
          <table:table-cell table:style-name="ce19" office:value-type="string">
            <text:p>:m #*# RES / free# S87DP9 記事読み / id=YVO8(browser=yan) / media=sp:ch / theme=ロシア：原油輸出量：ある港から（中国語名：科茲米諾）,content=この港からの、出荷量：日本の、原油輸入量[9.2億barr,2020goda]の、44.9%；この量は、日本のサウジからの輸入量より、多い[+12%]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m #*# RES / free# S87DP9 記事読み / id=YVO8(browser=yan) / media=sp:ch / theme=ロシア：原油輸出量：ある港から（中国語名：科茲米諾）,content=この港からの、出荷量：日本の、原油輸入量[9.2億barr,2020goda]の、44.9%；この量は、日本のサウジからの輸入量より、多い[+12%],other=~">
            <text:p>:m #*# RES / free# S87DP9 記事読み / id=YVO8(browser=yan) / media=sp:ch / theme=ロシア：原油輸出量：ある港から（中国語名：科茲米諾）,content=この港からの、出荷量：日本の、原油輸入量[9.2億barr,2020goda]の、44.9%；この量は、日本のサウジからの輸入量より、多い[+12%]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8" office:value-type="string">
            <text:p>2022-12-21_16-39-30_000.jpg</text:p>
          </table:table-cell>
          <table:table-cell table:style-name="ce26" office:value-type="string">
            <text:p>:PHOTO 記録 / 文書：コレポン / #*# / about=予約願い,with=山下歯科,content=~,other=この日は、山下さんは、休診。未完了 / N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PHOTO 記録 / 文書：コレポン / #*# / about=予約願い,with=山下歯科,content=~,other=この日は、山下さんは、休診。未完了 / N~">
            <text:p>:PHOTO 記録 / 文書：コレポン / #*# / about=予約願い,with=山下歯科,content=~,other=この日は、山下さんは、休診。未完了 / N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12-21_17-57-23_000.jpg</text:p>
          </table:table-cell>
          <table:table-cell table:style-name="ce26" office:value-type="string">
            <text:p>:m RES 1*2 / free# JVEMV6 83#_66:1 / 83. chemistry / topics=『読み物　物理化学』,w=主量子数,s=~,i=~,other=calc+:主量子数：軌道の本数;memo+:電子：スピン;q+:電子一個：スピンによって発生する、磁界：強さは？,next=,doc=r-1-1~1.3:p.93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1]=&quot;&quot;;[.C21];CONCATENATE([.C21];&quot; / &quot;;[.E21]))" office:value-type="string" office:string-value=":m RES 1*2 / free# JVEMV6 83#_66:1 / 83. chemistry / topics=『読み物　物理化学』,w=主量子数,s=~,i=~,other=calc+:主量子数：軌道の本数;memo+:電子：スピン;q+:電子一個：スピンによって発生する、磁界：強さは？,next=,doc=r-1-1~1.3:p.93">
            <text:p>:m RES 1*2 / free# JVEMV6 83#_66:1 / 83. chemistry / topics=『読み物　物理化学』,w=主量子数,s=~,i=~,other=calc+:主量子数：軌道の本数;memo+:電子：スピン;q+:電子一個：スピンによって発生する、磁界：強さは？,next=,doc=r-1-1~1.3:p.93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2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 office:value-type="string">
            <text:p>2022-12-21_17-57-39_000.jpg</text:p>
          </table:table-cell>
          <table:table-cell table:style-name="ce26" office:value-type="string">
            <text:p>:m RES 2*2 / free# JVEMV6 83#_66:1 / 83. chemistry / topics=『読み物　物理化学』,w=主量子数,s=~,i=~,other=calc+:主量子数：軌道の本数;memo+:電子：スピン;q+:電子一個：スピンによって発生する、磁界：強さは？,next=+,doc=r-1-1~1.3:p.93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22];[.K22])" office:value-type="string" office:string-value="jpg">
            <text:p>jpg</text:p>
          </table:table-cell>
          <table:table-cell table:style-name="ce52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 office:value-type="string">
            <text:p>2022-12-21_19-01-49_000.jpg</text:p>
          </table:table-cell>
          <table:table-cell table:style-name="ce26" office:value-type="string">
            <text:p>:m :篠笛,shinobue #*# / session-memo:session-1 / 1#1 / p.1-&lt;1&gt;:genre=melody,for=main;,key=h-2(B),session=hour-~, p.2-&lt;1&gt;:genre=melody:sabi,session=hour-~,musescore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10" table:formula="of:=RIGHT([.B23];[.K23])" office:value-type="string" office:string-value="jpg">
            <text:p>jpg</text:p>
          </table:table-cell>
          <table:table-cell table:style-name="ce52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2-12-21_19-05-50_000.jpg</text:p>
          </table:table-cell>
          <table:table-cell table:style-name="ce26" office:value-type="string">
            <text:p>:PHOTO 記録 / 電池交換 / target=ランタン：就寝時用（常夜灯）,location=自室 / period=~</text:p>
          </table:table-cell>
          <table:table-cell table:style-name="ce19"/>
          <table:table-cell table:style-name="ce10"/>
          <table:table-cell table:style-name="ce10"/>
          <table:table-cell table:style-name="ce47" table:formula="of:=IF([.E24]=&quot;&quot;;[.C24];CONCATENATE([.C24];&quot; / &quot;;[.E24]))" office:value-type="string" office:string-value=":PHOTO 記録 / 電池交換 / target=ランタン：就寝時用（常夜灯）,location=自室 / period=~">
            <text:p>:PHOTO 記録 / 電池交換 / target=ランタン：就寝時用（常夜灯）,location=自室 / period=~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2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7" office:value-type="string">
            <text:p>2022-12-21_22-21-19_000.jpg</text:p>
          </table:table-cell>
          <table:table-cell table:style-name="ce26" office:value-type="string">
            <text:p>:m #*# RES / free# S87DP9 記事読み / id=S5QU(browser=yan) / media=presstv / theme=イラン：産出量：石油,content=イランの石油（原油か？）産出量：日当たりの数字を発表。年に換算すると、日本の原油輸入量の、約109.5%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string" office:string-value=":m #*# RES / free# S87DP9 記事読み / id=S5QU(browser=yan) / media=presstv / theme=イラン：産出量：石油,content=イランの石油（原油か？）産出量：日当たりの数字を発表。年に換算すると、日本の原油輸入量の、約109.5%,other=~">
            <text:p>:m #*# RES / free# S87DP9 記事読み / id=S5QU(browser=yan) / media=presstv / theme=イラン：産出量：石油,content=イランの石油（原油か？）産出量：日当たりの数字を発表。年に換算すると、日本の原油輸入量の、約109.5%,other=~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2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24">
            <text:p>2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2">2022/12/22</text:date>, <text:time>12:31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22T12:31:23.33</dc:date>
    <dc:creator>iwabuchi ken</dc:creator>
    <meta:editing-duration>P52DT5H37M12S</meta:editing-duration>
    <meta:editing-cycles>16784</meta:editing-cycles>
    <meta:document-statistic meta:table-count="2" meta:cell-count="935" meta:object-count="0"/>
    <meta:user-defined meta:name="qrichtext">1</meta:user-defined>
  </office:meta>
</office:document-meta>
</file>